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ccccc" draw:textarea-horizontal-align="justify" draw:textarea-vertical-align="middle" draw:auto-grow-height="false" fo:min-height="10.676cm" fo:min-width="14.778cm"/>
      <style:paragraph-properties style:writing-mode="lr-tb"/>
    </style:style>
    <style:style style:name="gr2" style:family="graphic" style:parent-style-name="standard">
      <style:graphic-properties draw:stroke="none" draw:fill="none" fo:min-height="0.713cm"/>
      <style:paragraph-properties style:writing-mode="lr-tb"/>
    </style:style>
    <style:style style:name="gr3" style:family="graphic" style:parent-style-name="standard">
      <style:graphic-properties svg:stroke-color="#000000" draw:fill-color="#999999" draw:textarea-horizontal-align="justify" draw:textarea-vertical-align="middle" draw:auto-grow-height="false" fo:min-height="2.528cm" fo:min-width="3.852cm"/>
      <style:paragraph-properties style:writing-mode="lr-tb"/>
    </style:style>
    <style:style style:name="gr4" style:family="graphic" style:parent-style-name="standard">
      <style:graphic-properties draw:stroke="none" draw:fill="none" fo:min-height="1.255cm"/>
      <style:paragraph-properties style:writing-mode="lr-tb"/>
    </style:style>
    <style:style style:name="P1" style:family="paragraph">
      <style:paragraph-properties fo:margin-top="0.2cm" fo:margin-bottom="0cm" fo:text-align="start" style:writing-mode="lr-tb"/>
      <style:text-properties fo:font-size="15pt" style:font-size-asian="15pt" style:font-size-complex="15pt"/>
    </style:style>
    <style:style style:name="P2" style:family="paragraph">
      <loext:graphic-properties draw:fill-color="#cccccc"/>
      <style:paragraph-properties fo:margin-top="0.2cm" fo:margin-bottom="0cm" fo:text-align="start" style:writing-mode="lr-tb"/>
      <style:text-properties fo:font-size="15pt" style:font-size-asian="15pt" style:font-size-complex="15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-color="#999999"/>
      <style:paragraph-properties fo:margin-top="0.2cm" fo:margin-bottom="0cm" fo:text-align="start" style:writing-mode="lr-tb"/>
      <style:text-properties fo:font-size="15pt" style:font-size-asian="15pt" style:font-size-complex="15pt"/>
    </style:style>
    <style:style style:name="P5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6.5cm" svg:height="11.8cm" svg:x="2cm" svg:y="2cm">
          <text:p text:style-name="P1"><text:span text:style-name="T1">call</text:span></text:p>
          <text:p text:style-name="P1"><text:span text:style-name="T1">cov_mtrx</text:span></text:p>
          <text:p text:style-name="P1"><text:span text:style-name="T1">inv_cov_mtrx</text:span></text:p>
          <text:p text:style-name="P1"><text:span text:style-name="T1">means</text:span></text:p>
          <text:p text:style-name="P1"><text:span text:style-name="T1">weights</text:span></text:p>
          <text:p text:style-name="P1"><text:span text:style-name="T1">Port_Var</text:span></text:p>
          <text:p text:style-name="P1"><text:span text:style-name="T1">Port_mean_return</text:span></text:p>
          <text:p text:style-name="P1"><text:span text:style-name="T1">Sharp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7.563cm" svg:height="0.963cm" svg:x="1.937cm" svg:y="0.737cm">
          <draw:text-box>
            <text:p>MeanVar_portfolio</text:p>
          </draw:text-box>
        </draw:frame>
        <draw:custom-shape draw:style-name="gr3" draw:text-style-name="P4" draw:layer="layout" svg:width="4.7cm" svg:height="3cm" svg:x="12.9cm" svg:y="3.1cm">
          <text:p text:style-name="P1"><text:span text:style-name="T1">w_GMVP</text:span></text:p>
          <text:p text:style-name="P1"><text:span text:style-name="T1">alpha</text:span></text:p>
          <text:p text:style-name="P1"><text:span text:style-name="T1">weight_interval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5" draw:layer="layout" svg:width="9.01cm" svg:height="0.963cm" svg:x="8.59cm" svg:y="6.337cm">
          <draw:text-box>
            <text:p><text:span text:style-name="T2">GMV_portfolio_weights_BDPS19</text:span></text:p>
          </draw:text-box>
        </draw:frame>
        <draw:frame draw:style-name="gr4" draw:text-style-name="P5" draw:layer="layout" svg:width="9.3cm" svg:height="1.505cm" svg:x="8.2cm" svg:y="11.638cm">
          <draw:text-box>
            <text:p><text:span text:style-name="T2">GMV_portfolio_weights_BDOPS21</text:span></text:p>
          </draw:text-box>
        </draw:frame>
        <draw:custom-shape draw:style-name="gr3" draw:text-style-name="P4" draw:layer="layout" svg:width="4.7cm" svg:height="3cm" svg:x="12.901cm" svg:y="8.401cm">
          <text:p text:style-name="P1"><text:span text:style-name="T1">W_mv_hat</text:span></text:p>
          <text:p text:style-name="P1"><text:span text:style-name="T1">alpha</text:span></text:p>
          <text:p text:style-name="P1"><text:span text:style-name="T1">weight_interval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7T16:45:41.630572695</meta:creation-date>
    <dc:date>2021-12-27T17:14:40.697092019</dc:date>
    <meta:editing-duration>PT13M5S</meta:editing-duration>
    <meta:editing-cycles>15</meta:editing-cycles>
    <meta:generator>LibreOffice/6.4.7.2$Linux_X86_64 LibreOffice_project/40$Build-2</meta:generator>
    <meta:document-statistic meta:object-count="6"/>
  </office:meta>
</office:document-meta>
</file>